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0268e6" officeooo:paragraph-rsid="000268e6"/>
    </style:style>
    <style:style style:name="P2" style:family="paragraph" style:parent-style-name="Heading_20_1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3" style:family="paragraph" style:parent-style-name="Standard"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6" style:family="paragraph" style:parent-style-name="Standard" style:list-style-name="L2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10" style:family="paragraph" style:parent-style-name="Text_20_body">
      <style:paragraph-properties fo:text-align="center" style:justify-single-word="false"/>
      <style:text-properties style:font-name="arial" fo:font-size="14pt" officeooo:paragraph-rsid="000268e6" style:font-size-asian="12.25pt" style:font-size-complex="14pt"/>
    </style:style>
    <style:style style:name="P11" style:family="paragraph" style:parent-style-name="Text_20_body">
      <style:paragraph-properties fo:text-align="center" style:justify-single-word="false"/>
      <style:text-properties style:font-name="arial" fo:font-size="14pt" officeooo:rsid="000268e6" officeooo:paragraph-rsid="000268e6" style:font-size-asian="12.25pt" style:font-size-complex="14pt"/>
    </style:style>
    <style:style style:name="T1" style:family="text">
      <style:text-properties officeooo:rsid="000268e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2ac9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02bfa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" text:outline-level="1">Gerenciador de Livros</text:h>
      <text:p text:style-name="P9"/>
      <text:p text:style-name="P11">Humberto Alves Mesquita</text:p>
      <text:p text:style-name="P10"><text:span text:style-name="T3">I</text:span><text:span text:style-name="T1">sabella Barbosa de Andrade Mesquita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1. <text:span text:style-name="T2">Explicação Técnica</text:span></text:p>
      <text:p text:style-name="P4"/>
      <text:p text:style-name="P4">1.1. Visão Geral</text:p>
      <text:p text:style-name="P4"/>
      <text:p text:style-name="P4">O projeto consiste em uma aplicação web<text:span text:style-name="T4"> Full-Stack</text:span> desenvolvida para o gerenciamento de um catálogo de livros, <text:span text:style-name="T3">a nossa</text:span> arquitetura segue o modelo cliente-servidor, com uma interface de usuário (frontend) desacoplada de uma <text:span text:style-name="T4">API RESTful </text:span>(backend), que por sua vez se comunica com um banco de dados relacional. O objetivo é permitir que o usuário realize operações de CRUD (Criar, Ler, Atualizar e Deletar) de forma dinâmica e interativa.</text:p>
      <text:p text:style-name="P4"/>
      <text:p text:style-name="P4">1.2. <text:span text:style-name="T2">Arquitetura</text:span></text:p>
      <text:p text:style-name="P4"/>
      <text:p text:style-name="P4">A aplicação está dividida em três camadas principais:</text:p>
      <text:p text:style-name="P4"/>
      <text:p text:style-name="P7">a) Frontend:</text:p>
      <text:p text:style-name="P7"/>
      <text:p text:style-name="P4">A interface do usuário foi construída com HTML, CSS e JavaScript, com a biblioteca jQuery sendo o principal motor para a interatividade, <text:span text:style-name="T3">t</text:span>odas as operações que alteram ou buscam dados, como cadastrar um novo livro ou atualizar a lista, são realizadas através de chamadas AJAX. Isso proporciona uma experiência de usuário fluida, sem a necessidade de recarregar a página, <text:span text:style-name="T3">a</text:span> formatação e o envio de dados para o backend são feitos no formato JSON, <text:span text:style-name="T3">p</text:span>ara a organização e otimização do código JavaScript do frontend, foi utilizado o Webpack, que empacota os módulos em um único arquivo (bundle.js) para ser carregado pelo navegador.</text:p>
      <text:p text:style-name="P4"/>
      <text:p text:style-name="P7">b) Backend:</text:p>
      <text:p text:style-name="P7"/>
      <text:p text:style-name="P4">O servidor foi desenvolvido em Node.js utilizando o framework Express.js para a criação de uma API RESTful, <text:span text:style-name="T3">a</text:span>s principais responsabilidades do backend são:</text:p>
      <text:p text:style-name="P4"/>
      <text:list xml:id="list2088726397" text:style-name="L1">
        <text:list-item>
          <text:p text:style-name="P5">Gerenciamento de Rotas: Definir os endpoints da API (/livros, /livro/:id, etc.) para cada operação CRUD.</text:p>
          <text:p text:style-name="P5"/>
        </text:list-item>
        <text:list-item>
          <text:p text:style-name="P5">Processamento de Requisições: Utilizar middlewares essenciais como o CORS, para permitir requisições do frontend, e o express.json(), para interpretar o corpo das requisições enviadas em JSON.</text:p>
          <text:p text:style-name="P5"/>
        </text:list-item>
        <text:list-item>
          <text:p text:style-name="P5">Lógica de Negócio: Validar os dados recebidos.</text:p>
          <text:p text:style-name="P5"/>
        </text:list-item>
        <text:list-item>
          <text:p text:style-name="P5"><text:span text:style-name="T3">C</text:span>omunicação com o Banco de Dados: Executar as queries SQL para persistir e consultar os dados.</text:p>
        </text:list-item>
      </text:list>
      <text:p text:style-name="P4"/>
      <text:p text:style-name="P4">A estrutura do código foi modularizada, separando as rotas da lógica de conexão com o banco de dados, o que promove maior organização e manutenibilidade.</text:p>
      <text:p text:style-name="P4"/>
      <text:p text:style-name="P7"/>
      <text:p text:style-name="P7"/>
      <text:p text:style-name="P7"><text:soft-page-break/>c) Banco de Dados:</text:p>
      <text:p text:style-name="P7"/>
      <text:p text:style-name="P4">Foi escolhido o PostgreSQL, um sistema de gerenciamento de banco de dados relacional de código aberto, <text:span text:style-name="T5">a</text:span> comunicação entre a aplicação Node.js e o PostgreSQL é feita através do driver node-postgres (pg), <text:span text:style-name="T5">u</text:span>ma única tabela, chamada <text:span text:style-name="T2">livro </text:span>foi criada para armazenar os dados, contendo os campos id, titulo, autor e npags. Por segurança, todas as operações de inserção e atualização de dados utilizam parâmetros preparados (parameterized queries), uma técnica essencial para prevenir ataques de SQL Injection.</text:p>
      <text:p text:style-name="P4"/>
      <text:p text:style-name="P8">1.3. <text:span text:style-name="T2">Fluxo de Dados</text:span></text:p>
      <text:p text:style-name="P4"/>
      <text:list xml:id="list737941326" text:style-name="L2">
        <text:list-item>
          <text:p text:style-name="P6">O usuário interage com a página HTML no navegador.</text:p>
          <text:p text:style-name="P6"/>
        </text:list-item>
        <text:list-item>
          <text:p text:style-name="P6">Uma ação (ex: clicar em "Salvar") dispara um evento JavaScript, gerenciado pelo jQuery.</text:p>
          <text:p text:style-name="P6"/>
        </text:list-item>
        <text:list-item>
          <text:p text:style-name="P6">O jQuery monta um objeto JSON e envia uma requisição AJAX para o endpoint apropriado no backend Express.</text:p>
          <text:p text:style-name="P6"/>
        </text:list-item>
        <text:list-item>
          <text:p text:style-name="P6">O servidor Express recebe a requisição, utiliza o middleware express.json() para processar os dados e direciona para a rota correspondente.</text:p>
          <text:p text:style-name="P6"/>
        </text:list-item>
        <text:list-item>
          <text:p text:style-name="P6">A rota executa uma função que utiliza o driver pg para se comunicar com o PostgreSQL, enviando uma query parametrizada.</text:p>
          <text:p text:style-name="P6"/>
        </text:list-item>
        <text:list-item>
          <text:p text:style-name="P6">O banco de dados processa a query e retorna o resultado para o backend.</text:p>
          <text:p text:style-name="P6"/>
        </text:list-item>
        <text:list-item>
          <text:p text:style-name="P6">O backend formata a resposta como JSON e a envia de volta para o frontend.</text:p>
          <text:p text:style-name="P6"/>
        </text:list-item>
        <text:list-item>
          <text:p text:style-name="P6">O jQuery, na função de success da chamada AJAX, recebe a resposta e atualiza o HTML da página (o DOM) dinamicamente para refletir a mudança.</text:p>
          <text:p text:style-name="P6"/>
        </text:list-item>
      </text:list>
      <text:p text:style-name="P4">2. Módulos e Tecnologias Utilizadas</text:p>
      <text:p text:style-name="P4"/>
      <text:p text:style-name="P4">Frontend</text:p>
      <text:p text:style-name="P4"/>
      <text:p text:style-name="P4"><text:s text:c="4"/>HTML5: Estruturação da página.</text:p>
      <text:p text:style-name="P4"/>
      <text:p text:style-name="P4"><text:s text:c="4"/>CSS3: Estilização visual.</text:p>
      <text:p text:style-name="P4"/>
      <text:p text:style-name="P4"><text:s text:c="4"/>JavaScript (ES6+): Lógica do lado do cliente.</text:p>
      <text:p text:style-name="P4"/>
      <text:p text:style-name="P4"><text:s text:c="4"/>jQuery: Manipulação do DOM e requisições AJAX.</text:p>
      <text:p text:style-name="P4"/>
      <text:p text:style-name="P4"><text:s text:c="4"/>Webpack: Empacotador de módulos JavaScript.</text:p>
      <text:p text:style-name="P4"/>
      <text:p text:style-name="P4">Backend</text:p>
      <text:p text:style-name="P4"><text:soft-page-break/></text:p>
      <text:p text:style-name="P4"><text:s text:c="4"/>Node.js: Ambiente de execução do lado do servidor.</text:p>
      <text:p text:style-name="P4"/>
      <text:p text:style-name="P4"><text:s text:c="4"/>Express.js: Framework para construção da API RESTful.</text:p>
      <text:p text:style-name="P4"/>
      <text:p text:style-name="P4"><text:s text:c="4"/>CORS: Middleware para habilitar o compartilhamento de recursos entre origens diferentes.</text:p>
      <text:p text:style-name="P4"/>
      <text:p text:style-name="P4"><text:s text:c="4"/>node-postgres (pg): Driver para a conexão com o banco de dados PostgreSQL.</text:p>
      <text:p text:style-name="P4"/>
      <text:p text:style-name="P4"><text:s text:c="4"/>dotenv (Recomendado): Módulo para gerenciar variáveis de ambiente de forma segura.</text:p>
      <text:p text:style-name="P4"/>
      <text:p text:style-name="P4">Banco de Dados</text:p>
      <text:p text:style-name="P4"/>
      <text:p text:style-name="P4"><text:s text:c="4"/>PostgreSQL: Sistema de Gerenciamento de Banco de Dados Relacional.</text:p>
      <text:p text:style-name="P4"/>
      <text:p text:style-name="P4">3. Como Rodar o Projeto Localmente</text:p>
      <text:p text:style-name="P4"/>
      <text:p text:style-name="P4">Pré-requisitos:</text:p>
      <text:p text:style-name="P4"/>
      <text:p text:style-name="P4"><text:s text:c="4"/>Node.js (v18.x ou superior)</text:p>
      <text:p text:style-name="P4"/>
      <text:p text:style-name="P4"><text:s text:c="4"/>NPM</text:p>
      <text:p text:style-name="P4"/>
      <text:p text:style-name="P4"><text:s text:c="4"/>PostgreSQ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268e6" officeooo:paragraph-rsid="000268e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Brasília</text:p>
        <text:p text:style-name="MP1">27 de Junho de 2025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27T19:15:49.524123218</meta:creation-date>
    <dc:date>2025-07-27T22:18:28.434056407</dc:date>
    <meta:editing-duration>PT2H52M2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4" meta:paragraph-count="53" meta:word-count="660" meta:character-count="4201" meta:non-whitespace-character-count="3550"/>
  </office:meta>
</office:document-meta>
</file>